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3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2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AND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AND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3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7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42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CLEVELAND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OH </text:p>
            </table:table-cell>
            <table:covered-table-cell table:style-name="ce25"/>
            <table:table-cell table:style-name="ce25"/>
            <table:table-cell table:style-name="ce852" office:value-type="string" calcext:value-type="string" table:number-columns-spanned="2" table:number-rows-spanned="1">
              <text:p>VOL:</text:p>
            </table:table-cell>
            <table:covered-table-cell table:style-name="ce854"/>
            <table:table-cell table:style-name="ce123" office:value-type="float" office:value="5890" calcext:value-type="float" table:number-columns-spanned="3" table:number-rows-spanned="1">
              <text:p>5,890.00</text:p>
            </table:table-cell>
            <table:covered-table-cell table:style-name="ce125"/>
            <table:covered-table-cell table:style-name="ce854"/>
            <table:table-cell table:style-name="ce854"/>
            <table:table-cell table:style-name="ce852" office:value-type="string" calcext:value-type="string" table:number-columns-spanned="2" table:number-rows-spanned="1">
              <text:p>PAY:</text:p>
            </table:table-cell>
            <table:covered-table-cell table:style-name="ce854"/>
            <table:table-cell table:style-name="ce123" table:formula="of:=[Summary.X38]" office:value-type="float" office:value="1767" calcext:value-type="float" table:number-columns-spanned="3" table:number-rows-spanned="1">
              <text:p>1,767.00</text:p>
            </table:table-cell>
            <table:covered-table-cell table:number-columns-repeated="2" table:style-name="ce125"/>
            <table:table-cell table:style-name="ce85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" calcext:value-type="percentage" table:number-columns-spanned="3" table:number-rows-spanned="1">
              <text:p>30.00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3"/>
            <table:table-cell table:style-name="ce837" table:content-validation-name="val5" office:value-type="float" office:value="78" calcext:value-type="float" table:number-columns-spanned="2" table:number-rows-spanned="1">
              <text:p>78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DARYL OEHLSTROM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3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TYLER CORRADI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2" calcext:value-type="float">
            <text:p>2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1" calcext:value-type="float">
            <text:p>1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825.154929577465" calcext:value-type="float" table:number-columns-spanned="3" table:number-rows-spanned="2">
            <text:p>825.15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36.8450704225352" calcext:value-type="float" table:number-columns-spanned="2" table:number-rows-spanned="2">
            <text:p>36.85</text:p>
          </table:table-cell>
          <table:covered-table-cell table:style-name="ce206"/>
          <table:table-cell table:style-name="ce224" table:content-validation-name="val12" table:formula="of:=[.BS6]" office:value-type="float" office:value="872" calcext:value-type="float" table:number-columns-spanned="3" table:number-rows-spanned="3">
            <text:p>872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TYLER CORRADI" calcext:value-type="string">
            <text:p>TYLER CORRADI</text:p>
          </table:table-cell>
          <table:table-cell table:style-name="ce296"/>
          <table:table-cell table:style-name="ce301" table:formula="of:=[.$F6]+[.$J6]+[.$N6]+[.$R6]+[.$V6]+[.$Z6]+[.$AD6]" office:value-type="float" office:value="34" calcext:value-type="float">
            <text:p>34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825.154929577465" calcext:value-type="float">
            <text:p>825.15</text:p>
          </table:table-cell>
          <table:table-cell table:style-name="ce304"/>
          <table:table-cell table:style-name="ce307" table:formula="of:=[.BU6]" office:value-type="float" office:value="10" calcext:value-type="float">
            <text:p>10.00</text:p>
          </table:table-cell>
          <table:table-cell table:style-name="ce304"/>
          <table:table-cell table:style-name="ce311" table:formula="of:=[.$G6]+[.$K6]+[.$O6]+[.$S6]+[.$W6]+[.$AA6]+[.$AE6]" office:value-type="float" office:value="1" calcext:value-type="float">
            <text:p>1</text:p>
          </table:table-cell>
          <table:table-cell table:style-name="ce306"/>
          <table:table-cell table:style-name="ce306" table:formula="of:=IF([.$BA6]&gt;0;[.$BG6]*[.$CA6]/([.$BA6]+([.$BG6]*1.5))*1.5;0)" office:value-type="float" office:value="36.8450704225352" calcext:value-type="float">
            <text:p>36.85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872" calcext:value-type="float">
            <text:p>872.00</text:p>
          </table:table-cell>
          <table:table-cell table:style-name="ce329"/>
          <table:table-cell table:style-name="ce307" table:formula="of:=[.$AM10]" office:value-type="float" office:value="10" calcext:value-type="float">
            <text:p>10.00</text:p>
          </table:table-cell>
          <table:table-cell table:style-name="ce307"/>
          <table:table-cell table:style-name="ce307" table:formula="of:=IF([.$BU6] &lt;= [.$CA6]* 0.2; [.$BU6]; [.$CA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12:.$AD12])" office:value-type="float" office:value="0" calcext:value-type="float">
            <text:p>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872" calcext:value-type="float">
            <text:p>872.00</text:p>
          </table:table-cell>
          <table:table-cell table:style-name="ce344"/>
          <table:table-cell table:style-name="ce25" table:formula="of:=[.BC6]+[.BE6]" office:value-type="float" office:value="835.154929577465" calcext:value-type="float">
            <text:p>835.155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C REHAB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C REHAB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LERN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C REHAB/J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C REHAB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835.15-Expense" calcext:value-type="string" table:number-columns-spanned="3" table:number-rows-spanned="1">
            <text:p>835.15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34" calcext:value-type="string">
            <text:p>REG = 34</text:p>
          </table:table-cell>
          <table:table-cell table:style-name="ce212" table:formula="of:=CONCATENATE(&quot;OT = &quot;; [.BG6])" office:value-type="string" office:string-value="OT = 1" calcext:value-type="string">
            <text:p>OT = 1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60" calcext:value-type="float" table:number-columns-spanned="4" table:number-rows-spanned="1">
            <text:p>60.00</text:p>
          </table:table-cell>
          <table:covered-table-cell table:number-columns-repeated="3" table:style-name="ce71"/>
          <table:table-cell table:style-name="ce56" office:value-type="float" office:value="212" calcext:value-type="float" table:number-columns-spanned="4" table:number-rows-spanned="1">
            <text:p>212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140" table:formula="of:=SUM([.F13:.AD13])" office:value-type="float" office:value="872" calcext:value-type="float" table:number-columns-spanned="3" table:number-rows-spanned="1">
            <text:p>872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LEE KOCH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3" calcext:value-type="float">
            <text:p>3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784.657534246575" calcext:value-type="float" table:number-columns-spanned="3" table:number-rows-spanned="2">
            <text:p>784.66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110.342465753425" calcext:value-type="float" table:number-columns-spanned="2" table:number-rows-spanned="2">
            <text:p>110.34</text:p>
          </table:table-cell>
          <table:covered-table-cell table:style-name="ce206"/>
          <table:table-cell table:style-name="ce224" table:content-validation-name="val12" table:formula="of:=[.BS14]" office:value-type="float" office:value="895" calcext:value-type="float" table:number-columns-spanned="3" table:number-rows-spanned="3">
            <text:p>89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LEE KOCH" calcext:value-type="string">
            <text:p>LEE KOCH</text:p>
          </table:table-cell>
          <table:table-cell table:style-name="ce296"/>
          <table:table-cell table:style-name="ce301" table:formula="of:=[.$F14]+[.$J14]+[.$N14]+[.$R14]+[.$V14]+[.$Z14]+[.$AD14]" office:value-type="float" office:value="32" calcext:value-type="float">
            <text:p>32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784.657534246575" calcext:value-type="float">
            <text:p>784.66</text:p>
          </table:table-cell>
          <table:table-cell table:style-name="ce304"/>
          <table:table-cell table:style-name="ce307" table:formula="of:=[.BU14]" office:value-type="float" office:value="0" calcext:value-type="float">
            <text:p>0.00</text:p>
          </table:table-cell>
          <table:table-cell table:style-name="ce304"/>
          <table:table-cell table:style-name="ce311" table:formula="of:=[.$G14]+[.$K14]+[.$O14]+[.$S14]+[.$W14]+[.$AA14]+[.$AE14]" office:value-type="float" office:value="3" calcext:value-type="float">
            <text:p>3</text:p>
          </table:table-cell>
          <table:table-cell table:style-name="ce306"/>
          <table:table-cell table:style-name="ce306" table:formula="of:=IF([.$BA14]&gt;0;[.$BG14]*[.$CA14]/([.$BA14]+([.$BG14]*1.5))*1.5;0)" office:value-type="float" office:value="110.342465753425" calcext:value-type="float">
            <text:p>110.34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895" calcext:value-type="float">
            <text:p>895.00</text:p>
          </table:table-cell>
          <table:table-cell table:style-name="ce329"/>
          <table:table-cell table:style-name="ce307" table:formula="of:=[.$AM18]" office:value-type="float" office:value="0" calcext:value-type="float">
            <text:p>0.00</text:p>
          </table:table-cell>
          <table:table-cell table:style-name="ce307"/>
          <table:table-cell table:style-name="ce307" table:formula="of:=IF([.$BU14] &lt;= [.$CA14]* 0.2; [.$BU14]; [.$CA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895" calcext:value-type="float">
            <text:p>895.00</text:p>
          </table:table-cell>
          <table:table-cell table:style-name="ce344"/>
          <table:table-cell table:style-name="ce25" table:formula="of:=[.BC14]+[.BE14]" office:value-type="float" office:value="784.657534246575" calcext:value-type="float">
            <text:p>784.658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C REHAB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C REHAB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C REHAB/J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C REHAB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784.66-Expense" calcext:value-type="string" table:number-columns-spanned="3" table:number-rows-spanned="1">
            <text:p>784.66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32" calcext:value-type="string">
            <text:p>REG = 32</text:p>
          </table:table-cell>
          <table:table-cell table:style-name="ce212" table:formula="of:=CONCATENATE(&quot;OT = &quot;; [.BG14])" office:value-type="string" office:string-value="OT = 3" calcext:value-type="string">
            <text:p>OT = 3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table:formula="of:=IF([.V20];[.V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295" calcext:value-type="float" table:number-columns-spanned="4" table:number-rows-spanned="1">
            <text:p>295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140" table:formula="of:=SUM([.F21:.AD21])" office:value-type="float" office:value="895" calcext:value-type="float" table:number-columns-spanned="3" table:number-rows-spanned="1">
            <text:p>895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float" office:value="0" calcext:value-type="float">
            <text:p>0</text:p>
          </table:table-cell>
          <table:table-cell table:style-name="ce296"/>
          <table:table-cell table:style-name="ce303" table:formula="of:=[.$F22]+[.$J22]+[.$N22]+[.$R22]+[.$V22]+[.$Z22]+[.$AD22]" office:value-type="float" office:value="0" calcext:value-type="float">
            <text:p>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0" calcext:value-type="float">
            <text:p>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0" calcext:value-type="float">
            <text:p>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; [.$BU22]; [.$CA22]* 0.2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0" calcext:value-type="float">
            <text:p>0.00</text:p>
          </table:table-cell>
          <table:table-cell table:style-name="ce344"/>
          <table:table-cell table:style-name="ce345" table:formula="of:=[.BC22]+[.BE22]" office:value-type="float" office:value="0" calcext:value-type="float">
            <text:p>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0" calcext:value-type="string">
            <text:p>REG = 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8];[.N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8];[.R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8];[.V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8];[.Z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AND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AND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AND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AND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OR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78" calcext:value-type="float" table:number-columns-spanned="2" table:number-rows-spanned="1">
              <text:p>78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DARYL OEHLSTROM" calcext:value-type="string" table:number-columns-spanned="3" table:number-rows-spanned="1">
              <text:p>DARYL OEHLSTROM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TYLER CORRADI" calcext:value-type="string" table:number-columns-spanned="3" table:number-rows-spanned="8">
            <text:p>TYLER CORRADI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LEE KOCH" calcext:value-type="string" table:number-columns-spanned="3" table:number-rows-spanned="8">
            <text:p>LEE KOCH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table:number-columns-spanned="3" table:number-rows-spanned="8">
            <text:p/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1"/>
          <table:table-cell table:style-name="Default"/>
          <table:table-cell table:style-name="ce1261"/>
          <table:table-cell table:style-name="ce1306" office:value-type="string" calcext:value-type="string">
            <text:p>STATE :</text:p>
          </table:table-cell>
          <table:table-cell table:style-name="ce1261"/>
          <table:table-cell table:style-name="Default"/>
          <table:table-cell table:style-name="ce1261"/>
          <table:table-cell table:style-name="ce1360" office:value-type="string" calcext:value-type="string">
            <text:p>Division :</text:p>
          </table:table-cell>
          <table:table-cell table:style-name="ce1261"/>
          <table:table-cell table:style-name="ce599" table:content-validation-name="val5" table:formula="of:=[$'Weekly Payroll Report'.$I$3]" office:value-type="float" office:value="78" calcext:value-type="float">
            <text:p>78</text:p>
          </table:table-cell>
          <table:table-cell table:style-name="ce1261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DARYL OEHLSTROM" calcext:value-type="string" table:number-columns-spanned="5" table:number-rows-spanned="1">
            <text:p>DARYL OEHLSTROM</text:p>
          </table:table-cell>
          <table:covered-table-cell table:number-columns-repeated="2" table:style-name="ce1392"/>
          <table:covered-table-cell table:number-columns-repeated="2" table:style-name="ce1261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2" table:formula="of:=IF([$'Weekly Payroll Report'.$F$2]=&quot;&quot;;&quot;&quot;; [$'Weekly Payroll Report'.$F$2])" office:value-type="string" office:string-value="CLEVELAND" calcext:value-type="string" table:number-columns-spanned="3" table:number-rows-spanned="1">
            <text:p>CLEVELAND</text:p>
          </table:table-cell>
          <table:covered-table-cell table:number-columns-repeated="2" table:style-name="ce1262"/>
          <table:table-cell table:style-name="ce770"/>
          <table:table-cell table:style-name="ce1242" table:formula="of:=IF([$'Weekly Payroll Report'.$P$2]=&quot;&quot;; &quot;&quot;; [$'Weekly Payroll Report'.$P$2])" office:value-type="string" office:string-value="OH " calcext:value-type="string">
            <text:p>OH 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TYLER CORRADI" calcext:value-type="string">
            <text:p>TYLER CORRADI</text:p>
          </table:table-cell>
          <table:table-cell table:style-name="ce520"/>
          <table:table-cell table:style-name="ce531" table:formula="of:=[$'Weekly Payroll Report'.$BA$6]" office:value-type="float" office:value="34" calcext:value-type="float">
            <text:p>34</text:p>
          </table:table-cell>
          <table:table-cell table:style-name="ce544"/>
          <table:table-cell table:style-name="ce556" table:formula="of:=[$'Weekly Payroll Report'.$BC$6]" office:value-type="float" office:value="825.154929577465" calcext:value-type="float">
            <text:p>825.15</text:p>
          </table:table-cell>
          <table:table-cell table:style-name="ce571"/>
          <table:table-cell table:style-name="ce584" table:formula="of:=[$'Weekly Payroll Report'.$BE$6]" office:value-type="float" office:value="10" calcext:value-type="float">
            <text:p>10.00</text:p>
          </table:table-cell>
          <table:table-cell table:style-name="ce589"/>
          <table:table-cell table:style-name="ce602" table:formula="of:=[$'Weekly Payroll Report'.$BG$6]" office:value-type="float" office:value="1" calcext:value-type="float">
            <text:p>1</text:p>
          </table:table-cell>
          <table:table-cell table:style-name="ce556"/>
          <table:table-cell table:style-name="ce556" table:formula="of:=[$'Weekly Payroll Report'.$BI$6]" office:value-type="float" office:value="36.8450704225352" calcext:value-type="float">
            <text:p>36.85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872" calcext:value-type="float">
            <text:p>872.00</text:p>
          </table:table-cell>
          <table:table-cell table:style-name="ce674"/>
          <table:table-cell table:style-name="ce679" table:formula="of:=[$'Weekly Payroll Report'.$BU$6]" office:value-type="float" office:value="10" calcext:value-type="float">
            <text:p>10.00</text:p>
          </table:table-cell>
          <table:table-cell table:style-name="ce679"/>
          <table:table-cell table:style-name="ce679" table:formula="of:=[$'Weekly Payroll Report'.$BW$6]" office:value-type="float" office:value="10" calcext:value-type="float">
            <text:p>10.00</text:p>
          </table:table-cell>
          <table:table-cell table:style-name="ce694"/>
          <table:table-cell table:style-name="ce553" table:formula="of:=[$'Weekly Payroll Report'.$BY$6]" office:value-type="float" office:value="0" calcext:value-type="float">
            <text:p>0.00</text:p>
          </table:table-cell>
          <table:table-cell table:style-name="ce553"/>
          <table:table-cell table:style-name="ce725" table:formula="of:=[$'Weekly Payroll Report'.$CA$6]" office:value-type="float" office:value="872" calcext:value-type="float">
            <text:p>872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LEE KOCH" calcext:value-type="string">
            <text:p>LEE KOCH</text:p>
          </table:table-cell>
          <table:table-cell table:style-name="ce521"/>
          <table:table-cell table:style-name="ce532" table:formula="of:=[$'Weekly Payroll Report'.$BA$14]" office:value-type="float" office:value="32" calcext:value-type="float">
            <text:p>32</text:p>
          </table:table-cell>
          <table:table-cell table:style-name="ce545"/>
          <table:table-cell table:style-name="ce557" table:formula="of:=[$'Weekly Payroll Report'.$BC$14]" office:value-type="float" office:value="784.657534246575" calcext:value-type="float">
            <text:p>784.66</text:p>
          </table:table-cell>
          <table:table-cell table:style-name="ce572"/>
          <table:table-cell table:style-name="ce585" table:formula="of:=[$'Weekly Payroll Report'.$BE$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4]" office:value-type="float" office:value="3" calcext:value-type="float">
            <text:p>3</text:p>
          </table:table-cell>
          <table:table-cell table:style-name="ce557"/>
          <table:table-cell table:style-name="ce557" table:formula="of:=[$'Weekly Payroll Report'.$BI$14]" office:value-type="float" office:value="110.342465753425" calcext:value-type="float">
            <text:p>110.34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895" calcext:value-type="float">
            <text:p>895.00</text:p>
          </table:table-cell>
          <table:table-cell table:style-name="ce545"/>
          <table:table-cell table:style-name="ce680" table:formula="of:=[$'Weekly Payroll Report'.$BU$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895" calcext:value-type="float">
            <text:p>895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0" calcext:value-type="float">
            <text:p>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66" calcext:value-type="float">
            <text:p>66</text:p>
          </table:table-cell>
          <table:table-cell table:style-name="ce553"/>
          <table:table-cell table:style-name="ce565" table:formula="of:=SUM([.H6:.H37])" office:value-type="float" office:value="1609.81246382404" calcext:value-type="float">
            <text:p>1609.812</text:p>
          </table:table-cell>
          <table:table-cell table:style-name="ce580"/>
          <table:table-cell table:style-name="ce584" table:formula="of:=SUM([.J6:.J37])" office:value-type="float" office:value="10" calcext:value-type="float">
            <text:p>10.00</text:p>
          </table:table-cell>
          <table:table-cell table:style-name="ce598"/>
          <table:table-cell table:style-name="ce610" table:formula="of:=SUM([.L6:.L37])" office:value-type="float" office:value="4" calcext:value-type="float">
            <text:p>4</text:p>
          </table:table-cell>
          <table:table-cell table:style-name="ce553"/>
          <table:table-cell table:style-name="ce518" table:formula="of:=SUM([.N6:.N37])" office:value-type="float" office:value="147.18753617596" calcext:value-type="float">
            <text:p>147.19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1767" calcext:value-type="float">
            <text:p>1,767.00</text:p>
          </table:table-cell>
          <table:table-cell table:style-name="ce630"/>
          <table:table-cell table:style-name="ce518" table:formula="of:=SUM([.Z6:.Z37])" office:value-type="float" office:value="10" calcext:value-type="float">
            <text:p>10.00</text:p>
          </table:table-cell>
          <table:table-cell table:style-name="ce630"/>
          <table:table-cell table:style-name="ce518" table:formula="of:=SUM([.AB6:.AB37])" office:value-type="float" office:value="10" calcext:value-type="float">
            <text:p>10.00</text:p>
          </table:table-cell>
          <table:table-cell table:style-name="ce630"/>
          <table:table-cell table:style-name="ce518" table:formula="of:=SUM([.AD6:.AD37])" office:value-type="float" office:value="0" calcext:value-type="float">
            <text:p>0.00</text:p>
          </table:table-cell>
          <table:table-cell table:style-name="ce630"/>
          <table:table-cell table:style-name="ce518" table:formula="of:=SUM([.AF6:.AF37])" office:value-type="float" office:value="1767" calcext:value-type="float">
            <text:p>1,767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9:26:59.682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9:26:59.6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9:26:59.688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editing-duration>PT38S</meta:editing-duration>
    <meta:editing-cycles>3</meta:editing-cycles>
    <meta:creation-date>2022-04-22T09:27:01.275000000</meta:creation-date>
    <meta:initial-creator>Daryl Oehlstrom</meta:initial-creator>
    <dc:date>2022-04-22T09:32:52.297000000</dc:date>
    <dc:creator>Daryl Oehlstrom</dc:creator>
    <meta:document-statistic meta:table-count="3" meta:cell-count="3825" meta:object-count="0"/>
  </office:meta>
</office:document-meta>
</file>